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16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274cm"/>
    </style:style>
    <style:style style:name="co13" style:family="table-column">
      <style:table-column-properties fo:break-before="auto" style:column-width="5.216cm"/>
    </style:style>
    <style:style style:name="co14" style:family="table-column">
      <style:table-column-properties fo:break-before="auto" style:column-width="3.302cm"/>
    </style:style>
    <style:style style:name="co15" style:family="table-column">
      <style:table-column-properties fo:break-before="auto" style:column-width="4.967cm"/>
    </style:style>
    <style:style style:name="co16" style:family="table-column">
      <style:table-column-properties fo:break-before="auto" style:column-width="3.217cm"/>
    </style:style>
    <style:style style:name="co17" style:family="table-column">
      <style:table-column-properties fo:break-before="auto" style:column-width="4.466cm"/>
    </style:style>
    <style:style style:name="co18" style:family="table-column">
      <style:table-column-properties fo:break-before="auto" style:column-width="4.745cm"/>
    </style:style>
    <style:style style:name="co19" style:family="table-column">
      <style:table-column-properties fo:break-before="auto" style:column-width="0.37cm"/>
    </style:style>
    <style:style style:name="co20" style:family="table-column">
      <style:table-column-properties fo:break-before="auto" style:column-width="5.521cm"/>
    </style:style>
    <style:style style:name="co21" style:family="table-column">
      <style:table-column-properties fo:break-before="auto" style:column-width="5.854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0.31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2.381cm"/>
    </style:style>
    <style:style style:name="co26" style:family="table-column">
      <style:table-column-properties fo:break-before="auto" style:column-width="1.429cm"/>
    </style:style>
    <style:style style:name="co27" style:family="table-column">
      <style:table-column-properties fo:break-before="auto" style:column-width="1.614cm"/>
    </style:style>
    <style:style style:name="co28" style:family="table-column">
      <style:table-column-properties fo:break-before="auto" style:column-width="3.607cm"/>
    </style:style>
    <style:style style:name="co29" style:family="table-column">
      <style:table-column-properties fo:break-before="auto" style:column-width="3.246cm"/>
    </style:style>
    <style:style style:name="co30" style:family="table-column">
      <style:table-column-properties fo:break-before="auto" style:column-width="3.551cm"/>
    </style:style>
    <style:style style:name="co31" style:family="table-column">
      <style:table-column-properties fo:break-before="auto" style:column-width="1.64cm"/>
    </style:style>
    <style:style style:name="co32" style:family="table-column">
      <style:table-column-properties fo:break-before="auto" style:column-width="3.651cm"/>
    </style:style>
    <style:style style:name="co33" style:family="table-column">
      <style:table-column-properties fo:break-before="auto" style:column-width="1.058cm"/>
    </style:style>
    <style:style style:name="co34" style:family="table-column">
      <style:table-column-properties fo:break-before="auto" style:column-width="2.552cm"/>
    </style:style>
    <style:style style:name="co35" style:family="table-column">
      <style:table-column-properties fo:break-before="auto" style:column-width="3.522cm"/>
    </style:style>
    <style:style style:name="co36" style:family="table-column">
      <style:table-column-properties fo:break-before="auto" style:column-width="2.358cm"/>
    </style:style>
    <style:style style:name="co37" style:family="table-column">
      <style:table-column-properties fo:break-before="auto" style:column-width="3.634cm"/>
    </style:style>
    <style:style style:name="co38" style:family="table-column">
      <style:table-column-properties fo:break-before="auto" style:column-width="1.032cm"/>
    </style:style>
    <style:style style:name="co39" style:family="table-column">
      <style:table-column-properties fo:break-before="auto" style:column-width="2.385cm"/>
    </style:style>
    <style:style style:name="co40" style:family="table-column">
      <style:table-column-properties fo:break-before="auto" style:column-width="3.718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113"/>
    <style:style style:name="ce4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1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6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ext-properties fo:font-size="9pt" style:font-size-asian="9pt" style:font-size-complex="9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8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2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8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1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K$2:.$K$15])" table:allow-empty-cell="true" table:display-list="unsorted" table:base-cell-address="VATQtr1.G5">
          <table:help-message table:display="true"/>
          <table:error-message table:message-type="stop" table:display="true"/>
        </table:content-validation>
        <table:content-validation table:name="val2" table:condition="of:cell-content-is-in-list([.$K$2:.$K$15])" table:allow-empty-cell="true" table:display-list="unsorted" table:base-cell-address="VATQtr2.G5">
          <table:help-message table:display="true"/>
          <table:error-message table:message-type="stop" table:display="true"/>
        </table:content-validation>
        <table:content-validation table:name="val3" table:condition="of:cell-content-is-in-list([.$K$2:.$K$15])" table:allow-empty-cell="true" table:display-list="unsorted" table:base-cell-address="VATQtr3.G5">
          <table:help-message table:display="true"/>
          <table:error-message table:message-type="stop" table:display="true"/>
        </table:content-validation>
        <table:content-validation table:name="val4" table:condition="of:cell-content-is-in-list([.$K$2:.$K$15])" table:allow-empty-cell="true" table:display-list="unsorted" table:base-cell-address="VATQtr4.G5">
          <table:help-message table:display="true"/>
          <table:error-message table:message-type="stop" table:display="true"/>
        </table:content-validation>
        <table:content-validation table:name="val5" table:condition="of:cell-content-is-in-list([.$K$2:.$K$15])" table:allow-empty-cell="true" table:display-list="unsorted" table:base-cell-address="VATQtr5.G5">
          <table:help-message table:display="true"/>
          <table:error-message table:message-type="stop" table:display="true"/>
        </table:content-validation>
      </table:content-validations>
      <table:table table:name="VATQtr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6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Vatinterface.B7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8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1" office:value-type="date" office:date-value="2013-06-30">
            <text:p>Sunday, June 30, 2013</text:p>
          </table:table-cell>
          <table:table-cell table:style-name="ce21"/>
          <table:table-cell table:style-name="ce60"/>
          <table:table-cell/>
          <table:table-cell table:style-name="ce64" table:formula="of:=[Vatinterface.B9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Vatinterface.B10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486">
            <text:p>31 July 2013</text:p>
          </table:table-cell>
          <table:table-cell table:style-name="ce21"/>
          <table:table-cell table:style-name="ce60"/>
          <table:table-cell/>
          <table:table-cell table:style-name="ce64" table:formula="of:=[Vatinterface.B11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12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3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4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5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6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7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>
        <table:table-column table:style-name="co1" table:default-cell-style-name="ce16"/>
        <table:table-column table:style-name="co2" table:default-cell-style-name="ce16"/>
        <table:table-column table:style-name="co12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3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6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Vatinterface.B7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8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2" office:value-type="date" office:date-value="2013-09-30">
            <text:p>Monday, September 30, 2013</text:p>
          </table:table-cell>
          <table:table-cell table:style-name="ce21"/>
          <table:table-cell table:style-name="ce60"/>
          <table:table-cell/>
          <table:table-cell table:style-name="ce64" table:formula="of:=[Vatinterface.B9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Vatinterface.B10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578">
            <text:p>31 October 2013</text:p>
          </table:table-cell>
          <table:table-cell table:style-name="ce21"/>
          <table:table-cell table:style-name="ce60"/>
          <table:table-cell/>
          <table:table-cell table:style-name="ce64" table:formula="of:=[Vatinterface.B11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12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3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4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5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6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7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5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6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Vatinterface.B7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8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3" office:value-type="date" office:date-value="2013-12-31">
            <text:p>Tuesday, December 31, 2013</text:p>
          </table:table-cell>
          <table:table-cell table:style-name="ce21"/>
          <table:table-cell table:style-name="ce60"/>
          <table:table-cell/>
          <table:table-cell table:style-name="ce64" table:formula="of:=[Vatinterface.B9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Vatinterface.B10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670">
            <text:p>31 January 2014</text:p>
          </table:table-cell>
          <table:table-cell table:style-name="ce21"/>
          <table:table-cell table:style-name="ce60"/>
          <table:table-cell/>
          <table:table-cell table:style-name="ce64" table:formula="of:=[Vatinterface.B11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12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3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4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5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6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7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>
        <table:table-column table:style-name="co1" table:default-cell-style-name="ce16"/>
        <table:table-column table:style-name="co2" table:default-cell-style-name="ce16"/>
        <table:table-column table:style-name="co16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7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6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Vatinterface.B7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8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4" office:value-type="date" office:date-value="2014-03-31">
            <text:p>Monday, March 31, 2014</text:p>
          </table:table-cell>
          <table:table-cell table:style-name="ce21"/>
          <table:table-cell table:style-name="ce60"/>
          <table:table-cell/>
          <table:table-cell table:style-name="ce64" table:formula="of:=[Vatinterface.B9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Vatinterface.B10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759">
            <text:p>30 April 2014</text:p>
          </table:table-cell>
          <table:table-cell table:style-name="ce21"/>
          <table:table-cell table:style-name="ce60"/>
          <table:table-cell/>
          <table:table-cell table:style-name="ce64" table:formula="of:=[Vatinterface.B11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12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3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4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5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6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7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>
        <table:table-column table:style-name="co1" table:default-cell-style-name="ce16"/>
        <table:table-column table:style-name="co2" table:default-cell-style-name="ce16"/>
        <table:table-column table:style-name="co14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39"/>
        <table:table-column table:style-name="co18" table:default-cell-style-name="ce57"/>
        <table:table-column table:style-name="co8" table:default-cell-style-name="ce16"/>
        <table:table-column table:style-name="co9" table:default-cell-style-name="ce16"/>
        <table:table-column table:style-name="co10" table:default-cell-style-name="ce62"/>
        <table:table-column table:style-name="co11" table:visibility="collapse" table:default-cell-style-name="ce63"/>
        <table:table-column table:style-name="co10" table:default-cell-style-name="ce63"/>
        <table:table-column table:style-name="co10" table:number-columns-repeated="1012" table:default-cell-style-name="ce16"/>
        <table:table-row table:style-name="ro1">
          <table:table-cell table:style-name="ce4"/>
          <table:table-cell table:style-name="ce17" table:number-columns-repeated="4"/>
          <table:table-cell table:style-name="ce38"/>
          <table:table-cell table:style-name="ce47"/>
          <table:table-cell table:style-name="ce17"/>
          <table:table-cell table:style-name="ce59"/>
          <table:table-cell table:number-columns-repeated="1015"/>
        </table:table-row>
        <table:table-row table:style-name="ro2">
          <table:table-cell table:style-name="ce5"/>
          <table:table-cell table:style-name="ce18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6]" office:value-type="date" office:date-value="2013-04-30">
            <text:p>Tuesday, April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30"/>
          <table:table-cell table:style-name="ce31"/>
          <table:table-cell table:style-name="ce32" office:value-type="string">
            <text:p>Copy values in boxes to your Vat return</text:p>
          </table:table-cell>
          <table:table-cell table:style-name="ce21"/>
          <table:table-cell table:style-name="ce49"/>
          <table:table-cell table:style-name="ce58"/>
          <table:table-cell table:style-name="ce60"/>
          <table:table-cell/>
          <table:table-cell table:style-name="ce64" table:formula="of:=[Vatinterface.B7]" office:value-type="date" office:date-value="2013-05-31">
            <text:p>Friday, May 31, 2013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20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8" table:number-columns-repeated="2"/>
          <table:table-cell table:style-name="ce40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8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3">
          <table:table-cell table:style-name="ce6"/>
          <table:covered-table-cell table:number-columns-repeated="2"/>
          <table:table-cell table:style-name="ce21"/>
          <table:table-cell table:style-name="ce33" office:value-type="string" table:number-columns-spanned="2" table:number-rows-spanned="1">
            <text:p>VAT Period ends</text:p>
          </table:table-cell>
          <table:covered-table-cell/>
          <table:table-cell table:style-name="ce50" table:content-validation-name="val5" office:value-type="date" office:date-value="2014-05-31">
            <text:p>Saturday, May 31, 2014</text:p>
          </table:table-cell>
          <table:table-cell table:style-name="ce21"/>
          <table:table-cell table:style-name="ce60"/>
          <table:table-cell/>
          <table:table-cell table:style-name="ce64" table:formula="of:=[Vatinterface.B9]" office:value-type="date" office:date-value="2013-07-31">
            <text:p>Wednesday, July 31, 2013</text:p>
          </table:table-cell>
          <table:table-cell table:style-name="ce66"/>
          <table:table-cell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4"/>
          <table:table-cell table:style-name="ce41"/>
          <table:table-cell table:style-name="ce51"/>
          <table:table-cell table:style-name="ce21"/>
          <table:table-cell table:style-name="ce60"/>
          <table:table-cell/>
          <table:table-cell table:style-name="ce64" table:formula="of:=[Vatinterface.B10]" office:value-type="date" office:date-value="2013-08-31">
            <text:p>Saturday, August 31, 2013</text:p>
          </table:table-cell>
          <table:table-cell/>
          <table:table-cell table:style-name="ce62" table:number-columns-repeated="1012"/>
        </table:table-row>
        <table:table-row table:style-name="ro5">
          <table:table-cell table:style-name="ce6"/>
          <table:covered-table-cell table:number-columns-repeated="2"/>
          <table:table-cell table:style-name="ce21"/>
          <table:table-cell table:style-name="ce35" office:value-type="string" table:number-columns-spanned="2" table:number-rows-spanned="1">
            <text:p>Due date:</text:p>
          </table:table-cell>
          <table:covered-table-cell/>
          <table:table-cell table:style-name="ce52" table:formula="of:=LOOKUP([.G$5];[Vatinterface.B1:.B20];[Vatinterface.C1:.C20])" office:value-type="float" office:value="41820">
            <text:p>30 June 2014</text:p>
          </table:table-cell>
          <table:table-cell table:style-name="ce21"/>
          <table:table-cell table:style-name="ce60"/>
          <table:table-cell/>
          <table:table-cell table:style-name="ce64" table:formula="of:=[Vatinterface.B11]" office:value-type="date" office:date-value="2013-09-30">
            <text:p>Monday, September 30, 201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2"/>
          <table:table-cell table:style-name="ce48"/>
          <table:table-cell table:style-name="ce21"/>
          <table:table-cell table:style-name="ce60"/>
          <table:table-cell/>
          <table:table-cell table:style-name="ce64" table:formula="of:=[Vatinterface.B12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1">
            <text:p>1</text:p>
          </table:table-cell>
          <table:table-cell table:style-name="ce53" table:formula="of:=LOOKUP([.G$5];[Vatinterface.B1:.B20];[Vatinterface.G1:.G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3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4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3" office:value-type="float" office:value="2">
            <text:p>2</text:p>
          </table:table-cell>
          <table:table-cell table:style-name="ce53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5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3" table:number-columns-repeated="4"/>
          <table:table-cell table:style-name="ce44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6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3" office:value-type="float" office:value="3">
            <text:p>3</text:p>
          </table:table-cell>
          <table:table-cell table:style-name="ce53" table:formula="of:=[.G9]+[.G11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7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7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4" table:formula="of:=[Vatinterface.B18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2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3" office:value-type="float" office:value="4">
            <text:p>4</text:p>
          </table:table-cell>
          <table:table-cell table:style-name="ce53" table:formula="of:=LOOKUP([.G$5];[Vatinterface.B1:.B20];[Vatinterface.K1:.K20])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4" table:formula="of:=[Vatinterface.B19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8"/>
          <table:table-cell table:style-name="ce24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3" office:value-type="float" office:value="5">
            <text:p>5</text:p>
          </table:table-cell>
          <table:table-cell table:style-name="ce53" table:formula="of:=[.G13]-[.G15]" office:value-type="float" office:value="0">
            <text:p>0.00 </text:p>
          </table:table-cell>
          <table:table-cell table:style-name="ce21"/>
          <table:table-cell table:style-name="ce60"/>
          <table:table-cell/>
          <table:table-cell table:style-name="ce65"/>
          <table:table-cell table:number-columns-repeated="1013"/>
        </table:table-row>
        <table:table-row table:style-name="ro6">
          <table:table-cell table:style-name="ce9"/>
          <table:table-cell table:style-name="ce25" table:number-columns-repeated="4"/>
          <table:table-cell table:style-name="ce45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0"/>
          <table:table-cell table:style-name="ce26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6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7" table:number-columns-repeated="3"/>
          <table:table-cell table:style-name="ce37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8"/>
          <table:table-cell table:style-name="ce22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3" office:value-type="float" office:value="6">
            <text:p>6</text:p>
          </table:table-cell>
          <table:table-cell table:style-name="ce55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9"/>
          <table:table-cell table:style-name="ce21" table:number-columns-repeated="4"/>
          <table:table-cell table:style-name="ce40"/>
          <table:table-cell table:style-name="ce54"/>
          <table:table-cell table:style-name="ce21"/>
          <table:table-cell table:style-name="ce60"/>
          <table:table-cell table:number-columns-repeated="1015"/>
        </table:table-row>
        <table:table-row table:style-name="ro6">
          <table:table-cell table:style-name="ce7"/>
          <table:table-cell table:style-name="ce22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3" office:value-type="float" office:value="7">
            <text:p>7</text:p>
          </table:table-cell>
          <table:table-cell table:style-name="ce55" table:formula="of:=LOOKUP([.G$5];[Vatinterface.B1:.B20];[Vatinterface.I1:.I20])" office:value-type="float" office:value="0">
            <text:p>0 </text:p>
          </table:table-cell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1" office:value-type="string">
            <text:p>Note: </text:p>
          </table:table-cell>
          <table:table-cell table:style-name="ce28" office:value-type="string">
            <text:p>Box 2 is set to zero, any amounts due should be calculated and inserted manually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2"/>
          <table:table-cell table:style-name="ce28" office:value-type="string">
            <text:p>If goods are bought or sold to other EU states boxes 8 &amp; 9 on the return will require completion</text:p>
          </table:table-cell>
          <table:table-cell table:style-name="ce21" table:number-columns-repeated="3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6"/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3" office:value-type="string">
            <text:p>Vat returns must be received by HM Revenue &amp; Customs on or before the due date to avoid surcharges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Make cheques payable to "H M Revenue &amp; Customs" and write your VAT registration number on the bac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Quote your VAT registration number as a reference if paying direct by bank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3">
          <table:table-cell table:style-name="ce14" office:value-type="string">
            <text:p>Account Name: HMRC VAT: Account No: 11963155 Sort Code: 08 32 00</text:p>
          </table:table-cell>
          <table:table-cell table:style-name="ce21" table:number-columns-repeated="4"/>
          <table:table-cell table:style-name="ce40"/>
          <table:table-cell table:style-name="ce48"/>
          <table:table-cell table:style-name="ce21"/>
          <table:table-cell table:style-name="ce60"/>
          <table:table-cell table:number-columns-repeated="1015"/>
        </table:table-row>
        <table:table-row table:style-name="ro8">
          <table:table-cell table:style-name="ce15"/>
          <table:table-cell table:style-name="ce29" table:number-columns-repeated="4"/>
          <table:table-cell table:style-name="ce46"/>
          <table:table-cell table:style-name="ce56"/>
          <table:table-cell table:style-name="ce29"/>
          <table:table-cell table:style-name="ce61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9" table:default-cell-style-name="ce71"/>
        <table:table-column table:style-name="co20" table:default-cell-style-name="ce77"/>
        <table:table-column table:style-name="co21" table:default-cell-style-name="ce77"/>
        <table:table-column table:style-name="co22" table:number-columns-repeated="8" table:default-cell-style-name="ce84"/>
        <table:table-column table:style-name="co23" table:default-cell-style-name="ce71"/>
        <table:table-column table:style-name="co10" table:default-cell-style-name="ce96"/>
        <table:table-column table:style-name="co23" table:default-cell-style-name="ce71"/>
        <table:table-column table:style-name="co10" table:number-columns-repeated="1010" table:default-cell-style-name="ce71"/>
        <table:table-row table:style-name="ro1">
          <table:table-cell table:style-name="ce67"/>
          <table:table-cell table:style-name="ce72" table:number-columns-repeated="2"/>
          <table:table-cell table:style-name="ce79" table:number-columns-repeated="8"/>
          <table:table-cell table:style-name="ce88"/>
          <table:table-cell table:style-name="ce92"/>
          <table:table-cell table:style-name="ce97"/>
          <table:table-cell table:number-columns-repeated="1010"/>
        </table:table-row>
        <table:table-row table:style-name="ro9">
          <table:table-cell table:style-name="ce68"/>
          <table:table-cell table:style-name="ce73" office:value-type="string">
            <text:p>Vat Period End</text:p>
          </table:table-cell>
          <table:table-cell table:style-name="ce73" office:value-type="string">
            <text:p>Final Date for Vat Payment</text:p>
          </table:table-cell>
          <table:table-cell table:style-name="ce80" office:value-type="string">
            <text:p>Month <text:s text:c="8"/>Sales</text:p>
          </table:table-cell>
          <table:table-cell table:style-name="ce80" office:value-type="string">
            <text:p>Quarter Sales <text:s text:c="9"/>Net of Vat</text:p>
          </table:table-cell>
          <table:table-cell table:style-name="ce80" office:value-type="string">
            <text:p>Month Vat Output</text:p>
          </table:table-cell>
          <table:table-cell table:style-name="ce87" office:value-type="string">
            <text:p>Quarter Vat Due <text:s text:c="6"/>Sales</text:p>
          </table:table-cell>
          <table:table-cell table:style-name="ce80" office:value-type="string">
            <text:p>Month Purchases</text:p>
          </table:table-cell>
          <table:table-cell table:style-name="ce80" office:value-type="string">
            <text:p>Quarter Purchases Net of vat</text:p>
          </table:table-cell>
          <table:table-cell table:style-name="ce80" office:value-type="string">
            <text:p>Month Vat Input</text:p>
          </table:table-cell>
          <table:table-cell table:style-name="ce87" office:value-type="string">
            <text:p>Quarter Vat Reclaimed Purchases</text:p>
          </table:table-cell>
          <table:table-cell table:style-name="ce89"/>
          <table:table-cell table:style-name="ce93" office:value-type="string">
            <text:p>Flat rate Scheme Applied</text:p>
          </table:table-cell>
          <table:table-cell table:style-name="ce98"/>
          <table:table-cell table:style-name="ce101" table:number-columns-repeated="1010"/>
        </table:table-row>
        <table:table-row table:style-name="ro10">
          <table:table-cell table:style-name="ce68"/>
          <table:table-cell table:style-name="ce74" table:number-columns-repeated="2"/>
          <table:table-cell table:style-name="ce81"/>
          <table:table-cell table:style-name="ce85" table:number-columns-repeated="7"/>
          <table:table-cell table:style-name="ce89" table:number-columns-repeated="2"/>
          <table:table-cell table:style-name="ce98"/>
          <table:table-cell table:style-name="ce101"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6]" office:value-type="date" office:date-value="2013-02-28">
            <text:p>Thursday, February 28, 2013</text:p>
          </table:table-cell>
          <table:table-cell table:style-name="ce75" table:formula="of:=[.B5]" office:value-type="date" office:date-value="2013-03-31">
            <text:p>Sunday, March 31, 2013</text:p>
          </table:table-cell>
          <table:table-cell table:style-name="ce82" table:formula="of:=[S0213.$H$1]" office:value-type="float" office:value="0">
            <text:p>0.00 </text:p>
          </table:table-cell>
          <table:table-cell table:style-name="ce86"/>
          <table:table-cell table:style-name="ce86" table:formula="of:=[S0213.$G$1]" office:value-type="float" office:value="0">
            <text:p>0.00 </text:p>
          </table:table-cell>
          <table:table-cell table:style-name="ce86"/>
          <table:table-cell table:style-name="ce86" table:formula="of:=[P0213.$H$1]" office:value-type="float" office:value="0">
            <text:p>0.00 </text:p>
          </table:table-cell>
          <table:table-cell table:style-name="ce86"/>
          <table:table-cell table:style-name="ce86" table:formula="of:=[P0213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3-14/GB%20Accounts%20Company%202014-03-31%20(Mar14)%20OpenOffice/Sales.ods'#$Apr13.$G$4]&gt;0;['file:///C:/Users/antony/diy/GB%20Accounts/GB%20Accounts%202013-14/GB%20Accounts%20Company%202014-03-31%20(Mar14)%20OpenOffice/Sales.ods'#$Apr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8]" office:value-type="date" office:date-value="2013-03-31">
            <text:p>Sunday, March 31, 2013</text:p>
          </table:table-cell>
          <table:table-cell table:style-name="ce75" table:formula="of:=[.B6]" office:value-type="date" office:date-value="2013-04-30">
            <text:p>Tuesday, April 30, 2013</text:p>
          </table:table-cell>
          <table:table-cell table:style-name="ce82" table:formula="of:=[S0313.$H$1]" office:value-type="float" office:value="0">
            <text:p>0.00 </text:p>
          </table:table-cell>
          <table:table-cell table:style-name="ce86"/>
          <table:table-cell table:style-name="ce86" table:formula="of:=[S0313.$G$1]" office:value-type="float" office:value="0">
            <text:p>0.00 </text:p>
          </table:table-cell>
          <table:table-cell table:style-name="ce86"/>
          <table:table-cell table:style-name="ce86" table:formula="of:=[P0313.$H$1]" office:value-type="float" office:value="0">
            <text:p>0.00 </text:p>
          </table:table-cell>
          <table:table-cell table:style-name="ce86"/>
          <table:table-cell table:style-name="ce86" table:formula="of:=[P0313.$G$1]" office:value-type="float" office:value="0">
            <text:p>0.00 </text:p>
          </table:table-cell>
          <table:table-cell table:style-name="ce86"/>
          <table:table-cell table:style-name="ce90"/>
          <table:table-cell table:style-name="ce94" table:formula="of:=IF(['file:///C:/Users/antony/diy/GB%20Accounts/GB%20Accounts%202013-14/GB%20Accounts%20Company%202014-03-31%20(Mar14)%20OpenOffice/Sales.ods'#$Apr13.$G$4]&gt;0;['file:///C:/Users/antony/diy/GB%20Accounts/GB%20Accounts%202013-14/GB%20Accounts%20Company%202014-03-31%20(Mar14)%20OpenOffice/Sales.ods'#$Apr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10]" office:value-type="date" office:date-value="2013-04-30">
            <text:p>Tuesday, April 30, 2013</text:p>
          </table:table-cell>
          <table:table-cell table:style-name="ce75" table:formula="of:=[.B7]" office:value-type="date" office:date-value="2013-05-31">
            <text:p>Friday, May 31, 2013</text:p>
          </table:table-cell>
          <table:table-cell table:style-name="ce82" table:formula="of:=['file:///C:/Users/antony/diy/GB%20Accounts/GB%20Accounts%202013-14/GB%20Accounts%20Company%202014-03-31%20(Mar14)%20OpenOffice/Sales.ods'#$Apr13.$H$1]" office:value-type="float" office:value="0">
            <text:p>0.00 </text:p>
          </table:table-cell>
          <table:table-cell table:style-name="ce86" table:formula="of:=SUM([.D4:.D6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Apr13.$G$1]" office:value-type="float" office:value="0">
            <text:p>0.00 </text:p>
          </table:table-cell>
          <table:table-cell table:style-name="ce86" table:formula="of:=SUM([.F4:.F6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Apr13.$H$1]" office:value-type="float" office:value="0">
            <text:p>0.00 </text:p>
          </table:table-cell>
          <table:table-cell table:style-name="ce86" table:formula="of:=SUM([.H4:.H6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Apr13.$G$1]" office:value-type="float" office:value="0">
            <text:p>0.00 </text:p>
          </table:table-cell>
          <table:table-cell table:style-name="ce86" table:formula="of:=SUM([.J4:.J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Apr13.$G$4]&gt;0;['file:///C:/Users/antony/diy/GB%20Accounts/GB%20Accounts%202013-14/GB%20Accounts%20Company%202014-03-31%20(Mar14)%20OpenOffice/Sales.ods'#$Apr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12]" office:value-type="date" office:date-value="2013-05-31">
            <text:p>Friday, May 31, 2013</text:p>
          </table:table-cell>
          <table:table-cell table:style-name="ce75" table:formula="of:=[.B8]" office:value-type="date" office:date-value="2013-06-30">
            <text:p>Sunday, June 30, 2013</text:p>
          </table:table-cell>
          <table:table-cell table:style-name="ce82" table:formula="of:=['file:///C:/Users/antony/diy/GB%20Accounts/GB%20Accounts%202013-14/GB%20Accounts%20Company%202014-03-31%20(Mar14)%20OpenOffice/Sales.ods'#$May13.$H$1]" office:value-type="float" office:value="0">
            <text:p>0.00 </text:p>
          </table:table-cell>
          <table:table-cell table:style-name="ce86" table:formula="of:=SUM([.D5:.D7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May13.$G$1]" office:value-type="float" office:value="0">
            <text:p>0.00 </text:p>
          </table:table-cell>
          <table:table-cell table:style-name="ce86" table:formula="of:=SUM([.F5:.F7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May13.$H$1]" office:value-type="float" office:value="0">
            <text:p>0.00 </text:p>
          </table:table-cell>
          <table:table-cell table:style-name="ce86" table:formula="of:=SUM([.H5:.H7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May13.$G$1]" office:value-type="float" office:value="0">
            <text:p>0.00 </text:p>
          </table:table-cell>
          <table:table-cell table:style-name="ce86" table:formula="of:=SUM([.J5:.J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May13.$G$4]&gt;0;['file:///C:/Users/antony/diy/GB%20Accounts/GB%20Accounts%202013-14/GB%20Accounts%20Company%202014-03-31%20(Mar14)%20OpenOffice/Sales.ods'#$May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14]" office:value-type="date" office:date-value="2013-06-30">
            <text:p>Sunday, June 30, 2013</text:p>
          </table:table-cell>
          <table:table-cell table:style-name="ce75" table:formula="of:=[.B9]" office:value-type="date" office:date-value="2013-07-31">
            <text:p>Wednesday, July 31, 2013</text:p>
          </table:table-cell>
          <table:table-cell table:style-name="ce82" table:formula="of:=['file:///C:/Users/antony/diy/GB%20Accounts/GB%20Accounts%202013-14/GB%20Accounts%20Company%202014-03-31%20(Mar14)%20OpenOffice/Sales.ods'#$Jun13.$H$1]" office:value-type="float" office:value="0">
            <text:p>0.00 </text:p>
          </table:table-cell>
          <table:table-cell table:style-name="ce86" table:formula="of:=SUM([.D6:.D8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Jun13.$G$1]" office:value-type="float" office:value="0">
            <text:p>0.00 </text:p>
          </table:table-cell>
          <table:table-cell table:style-name="ce86" table:formula="of:=SUM([.F6:.F8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Jun13.$H$1]" office:value-type="float" office:value="0">
            <text:p>0.00 </text:p>
          </table:table-cell>
          <table:table-cell table:style-name="ce86" table:formula="of:=SUM([.H6:.H8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Jun13.$G$1]" office:value-type="float" office:value="0">
            <text:p>0.00 </text:p>
          </table:table-cell>
          <table:table-cell table:style-name="ce86" table:formula="of:=SUM([.J6:.J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Jun13.$G$4]&gt;0;['file:///C:/Users/antony/diy/GB%20Accounts/GB%20Accounts%202013-14/GB%20Accounts%20Company%202014-03-31%20(Mar14)%20OpenOffice/Sales.ods'#$Jun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16]" office:value-type="date" office:date-value="2013-07-31">
            <text:p>Wednesday, July 31, 2013</text:p>
          </table:table-cell>
          <table:table-cell table:style-name="ce75" table:formula="of:=[.B10]" office:value-type="date" office:date-value="2013-08-31">
            <text:p>Saturday, August 31, 2013</text:p>
          </table:table-cell>
          <table:table-cell table:style-name="ce82" table:formula="of:=['file:///C:/Users/antony/diy/GB%20Accounts/GB%20Accounts%202013-14/GB%20Accounts%20Company%202014-03-31%20(Mar14)%20OpenOffice/Sales.ods'#$Jul13.$H$1]" office:value-type="float" office:value="0">
            <text:p>0.00 </text:p>
          </table:table-cell>
          <table:table-cell table:style-name="ce86" table:formula="of:=SUM([.D7:.D9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Jul13.$G$1]" office:value-type="float" office:value="0">
            <text:p>0.00 </text:p>
          </table:table-cell>
          <table:table-cell table:style-name="ce86" table:formula="of:=SUM([.F7:.F9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Jul13.$H$1]" office:value-type="float" office:value="0">
            <text:p>0.00 </text:p>
          </table:table-cell>
          <table:table-cell table:style-name="ce86" table:formula="of:=SUM([.H7:.H9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Jul13.$G$1]" office:value-type="float" office:value="0">
            <text:p>0.00 </text:p>
          </table:table-cell>
          <table:table-cell table:style-name="ce86" table:formula="of:=SUM([.J7:.J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Jul13.$G$4]&gt;0;['file:///C:/Users/antony/diy/GB%20Accounts/GB%20Accounts%202013-14/GB%20Accounts%20Company%202014-03-31%20(Mar14)%20OpenOffice/Sales.ods'#$Jul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18]" office:value-type="date" office:date-value="2013-08-31">
            <text:p>Saturday, August 31, 2013</text:p>
          </table:table-cell>
          <table:table-cell table:style-name="ce75" table:formula="of:=[.B11]" office:value-type="date" office:date-value="2013-09-30">
            <text:p>Monday, September 30, 2013</text:p>
          </table:table-cell>
          <table:table-cell table:style-name="ce82" table:formula="of:=['file:///C:/Users/antony/diy/GB%20Accounts/GB%20Accounts%202013-14/GB%20Accounts%20Company%202014-03-31%20(Mar14)%20OpenOffice/Sales.ods'#$Aug13.$H$1]" office:value-type="float" office:value="0">
            <text:p>0.00 </text:p>
          </table:table-cell>
          <table:table-cell table:style-name="ce86" table:formula="of:=SUM([.D8:.D10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Aug13.$G$1]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Aug13.$H$1]" office:value-type="float" office:value="0">
            <text:p>0.00 </text:p>
          </table:table-cell>
          <table:table-cell table:style-name="ce86" table:formula="of:=SUM([.H8:.H10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Aug13.$G$1]" office:value-type="float" office:value="0">
            <text:p>0.00 </text:p>
          </table:table-cell>
          <table:table-cell table:style-name="ce86" table:formula="of:=SUM([.J8:.J10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Aug13.$G$4]&gt;0;['file:///C:/Users/antony/diy/GB%20Accounts/GB%20Accounts%202013-14/GB%20Accounts%20Company%202014-03-31%20(Mar14)%20OpenOffice/Sales.ods'#$Aug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20]" office:value-type="date" office:date-value="2013-09-30">
            <text:p>Monday, September 30, 2013</text:p>
          </table:table-cell>
          <table:table-cell table:style-name="ce75" table:formula="of:=[.B12]" office:value-type="date" office:date-value="2013-10-31">
            <text:p>Thursday, October 31, 2013</text:p>
          </table:table-cell>
          <table:table-cell table:style-name="ce82" table:formula="of:=['file:///C:/Users/antony/diy/GB%20Accounts/GB%20Accounts%202013-14/GB%20Accounts%20Company%202014-03-31%20(Mar14)%20OpenOffice/Sales.ods'#$Sep13.$H$1]" office:value-type="float" office:value="0">
            <text:p>0.00 </text:p>
          </table:table-cell>
          <table:table-cell table:style-name="ce86" table:formula="of:=SUM([.D9:.D11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Sep13.$G$1]" office:value-type="float" office:value="0">
            <text:p>0.00 </text:p>
          </table:table-cell>
          <table:table-cell table:style-name="ce86" table:formula="of:=SUM([.F9:.F11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Sep13.$H$1]" office:value-type="float" office:value="0">
            <text:p>0.00 </text:p>
          </table:table-cell>
          <table:table-cell table:style-name="ce86" table:formula="of:=SUM([.H9:.H11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Sep13.$G$1]" office:value-type="float" office:value="0">
            <text:p>0.00 </text:p>
          </table:table-cell>
          <table:table-cell table:style-name="ce86" table:formula="of:=SUM([.J9:.J11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Sep13.$G$4]&gt;0;['file:///C:/Users/antony/diy/GB%20Accounts/GB%20Accounts%202013-14/GB%20Accounts%20Company%202014-03-31%20(Mar14)%20OpenOffice/Sales.ods'#$Sep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22]" office:value-type="date" office:date-value="2013-10-31">
            <text:p>Thursday, October 31, 2013</text:p>
          </table:table-cell>
          <table:table-cell table:style-name="ce75" table:formula="of:=[.B13]" office:value-type="date" office:date-value="2013-11-30">
            <text:p>Saturday, November 30, 2013</text:p>
          </table:table-cell>
          <table:table-cell table:style-name="ce82" table:formula="of:=['file:///C:/Users/antony/diy/GB%20Accounts/GB%20Accounts%202013-14/GB%20Accounts%20Company%202014-03-31%20(Mar14)%20OpenOffice/Sales.ods'#$Oct13.$H$1]" office:value-type="float" office:value="0">
            <text:p>0.00 </text:p>
          </table:table-cell>
          <table:table-cell table:style-name="ce86" table:formula="of:=SUM([.D10:.D12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Oct13.$G$1]" office:value-type="float" office:value="0">
            <text:p>0.00 </text:p>
          </table:table-cell>
          <table:table-cell table:style-name="ce86" table:formula="of:=SUM([.F10:.F12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Oct13.$H$1]" office:value-type="float" office:value="0">
            <text:p>0.00 </text:p>
          </table:table-cell>
          <table:table-cell table:style-name="ce86" table:formula="of:=SUM([.H10:.H12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Oct13.$G$1]" office:value-type="float" office:value="0">
            <text:p>0.00 </text:p>
          </table:table-cell>
          <table:table-cell table:style-name="ce86" table:formula="of:=SUM([.J10:.J12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Oct13.$G$4]&gt;0;['file:///C:/Users/antony/diy/GB%20Accounts/GB%20Accounts%202013-14/GB%20Accounts%20Company%202014-03-31%20(Mar14)%20OpenOffice/Sales.ods'#$Oct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24]" office:value-type="date" office:date-value="2013-11-30">
            <text:p>Saturday, November 30, 2013</text:p>
          </table:table-cell>
          <table:table-cell table:style-name="ce75" table:formula="of:=[.B14]" office:value-type="date" office:date-value="2013-12-31">
            <text:p>Tuesday, December 31, 2013</text:p>
          </table:table-cell>
          <table:table-cell table:style-name="ce82" table:formula="of:=['file:///C:/Users/antony/diy/GB%20Accounts/GB%20Accounts%202013-14/GB%20Accounts%20Company%202014-03-31%20(Mar14)%20OpenOffice/Sales.ods'#$Nov13.$H$1]" office:value-type="float" office:value="0">
            <text:p>0.00 </text:p>
          </table:table-cell>
          <table:table-cell table:style-name="ce86" table:formula="of:=SUM([.D11:.D13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Nov13.$G$1]" office:value-type="float" office:value="0">
            <text:p>0.00 </text:p>
          </table:table-cell>
          <table:table-cell table:style-name="ce86" table:formula="of:=SUM([.F11:.F13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Nov13.$H$1]" office:value-type="float" office:value="0">
            <text:p>0.00 </text:p>
          </table:table-cell>
          <table:table-cell table:style-name="ce86" table:formula="of:=SUM([.H11:.H13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Nov13.$G$1]" office:value-type="float" office:value="0">
            <text:p>0.00 </text:p>
          </table:table-cell>
          <table:table-cell table:style-name="ce86" table:formula="of:=SUM([.J11:.J13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Nov13.$G$4]&gt;0;['file:///C:/Users/antony/diy/GB%20Accounts/GB%20Accounts%202013-14/GB%20Accounts%20Company%202014-03-31%20(Mar14)%20OpenOffice/Sales.ods'#$Nov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26]" office:value-type="date" office:date-value="2013-12-31">
            <text:p>Tuesday, December 31, 2013</text:p>
          </table:table-cell>
          <table:table-cell table:style-name="ce75" table:formula="of:=[.B15]" office:value-type="date" office:date-value="2014-01-31">
            <text:p>Friday, January 31, 2014</text:p>
          </table:table-cell>
          <table:table-cell table:style-name="ce82" table:formula="of:=['file:///C:/Users/antony/diy/GB%20Accounts/GB%20Accounts%202013-14/GB%20Accounts%20Company%202014-03-31%20(Mar14)%20OpenOffice/Sales.ods'#$Dec13.$H$1]" office:value-type="float" office:value="0">
            <text:p>0.00 </text:p>
          </table:table-cell>
          <table:table-cell table:style-name="ce86" table:formula="of:=SUM([.D12:.D14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Dec13.$G$1]" office:value-type="float" office:value="0">
            <text:p>0.00 </text:p>
          </table:table-cell>
          <table:table-cell table:style-name="ce86" table:formula="of:=SUM([.F12:.F14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Dec13.$H$1]" office:value-type="float" office:value="0">
            <text:p>0.00 </text:p>
          </table:table-cell>
          <table:table-cell table:style-name="ce86" table:formula="of:=SUM([.H12:.H14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Dec13.$G$1]" office:value-type="float" office:value="0">
            <text:p>0.00 </text:p>
          </table:table-cell>
          <table:table-cell table:style-name="ce86" table:formula="of:=SUM([.J12:.J14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Dec13.$G$4]&gt;0;['file:///C:/Users/antony/diy/GB%20Accounts/GB%20Accounts%202013-14/GB%20Accounts%20Company%202014-03-31%20(Mar14)%20OpenOffice/Sales.ods'#$Dec13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28]" office:value-type="date" office:date-value="2014-01-31">
            <text:p>Friday, January 31, 2014</text:p>
          </table:table-cell>
          <table:table-cell table:style-name="ce75" table:formula="of:=[.B16]" office:value-type="date" office:date-value="2014-02-28">
            <text:p>Friday, February 28, 2014</text:p>
          </table:table-cell>
          <table:table-cell table:style-name="ce82" table:formula="of:=['file:///C:/Users/antony/diy/GB%20Accounts/GB%20Accounts%202013-14/GB%20Accounts%20Company%202014-03-31%20(Mar14)%20OpenOffice/Sales.ods'#$Jan14.$H$1]" office:value-type="float" office:value="0">
            <text:p>0.00 </text:p>
          </table:table-cell>
          <table:table-cell table:style-name="ce86" table:formula="of:=SUM([.D13:.D15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Jan14.$G$1]" office:value-type="float" office:value="0">
            <text:p>0.00 </text:p>
          </table:table-cell>
          <table:table-cell table:style-name="ce86" table:formula="of:=SUM([.F13:.F15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Jan14.$H$1]" office:value-type="float" office:value="0">
            <text:p>0.00 </text:p>
          </table:table-cell>
          <table:table-cell table:style-name="ce86" table:formula="of:=SUM([.H13:.H15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Jan14.$G$1]" office:value-type="float" office:value="0">
            <text:p>0.00 </text:p>
          </table:table-cell>
          <table:table-cell table:style-name="ce86" table:formula="of:=SUM([.J13:.J15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Jan14.$G$4]&gt;0;['file:///C:/Users/antony/diy/GB%20Accounts/GB%20Accounts%202013-14/GB%20Accounts%20Company%202014-03-31%20(Mar14)%20OpenOffice/Sales.ods'#$Jan14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30]" office:value-type="date" office:date-value="2014-02-28">
            <text:p>Friday, February 28, 2014</text:p>
          </table:table-cell>
          <table:table-cell table:style-name="ce75" table:formula="of:=[.B17]" office:value-type="date" office:date-value="2014-03-31">
            <text:p>Monday, March 31, 2014</text:p>
          </table:table-cell>
          <table:table-cell table:style-name="ce82" table:formula="of:=['file:///C:/Users/antony/diy/GB%20Accounts/GB%20Accounts%202013-14/GB%20Accounts%20Company%202014-03-31%20(Mar14)%20OpenOffice/Sales.ods'#$Feb14.$H$1]" office:value-type="float" office:value="0">
            <text:p>0.00 </text:p>
          </table:table-cell>
          <table:table-cell table:style-name="ce86" table:formula="of:=SUM([.D14:.D16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Feb14.$G$1]" office:value-type="float" office:value="0">
            <text:p>0.00 </text:p>
          </table:table-cell>
          <table:table-cell table:style-name="ce86" table:formula="of:=SUM([.F14:.F16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Feb14.$H$1]" office:value-type="float" office:value="0">
            <text:p>0.00 </text:p>
          </table:table-cell>
          <table:table-cell table:style-name="ce86" table:formula="of:=SUM([.H14:.H16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Feb14.$G$1]" office:value-type="float" office:value="0">
            <text:p>0.00 </text:p>
          </table:table-cell>
          <table:table-cell table:style-name="ce86" table:formula="of:=SUM([.J14:.J16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Feb14.$G$4]&gt;0;['file:///C:/Users/antony/diy/GB%20Accounts/GB%20Accounts%202013-14/GB%20Accounts%20Company%202014-03-31%20(Mar14)%20OpenOffice/Sales.ods'#$Feb14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32]" office:value-type="date" office:date-value="2014-03-31">
            <text:p>Monday, March 31, 2014</text:p>
          </table:table-cell>
          <table:table-cell table:style-name="ce75" table:formula="of:=[.B18]" office:value-type="date" office:date-value="2014-04-30">
            <text:p>Wednesday, April 30, 2014</text:p>
          </table:table-cell>
          <table:table-cell table:style-name="ce82" table:formula="of:=['file:///C:/Users/antony/diy/GB%20Accounts/GB%20Accounts%202013-14/GB%20Accounts%20Company%202014-03-31%20(Mar14)%20OpenOffice/Sales.ods'#$Mar14.$H$1]" office:value-type="float" office:value="0">
            <text:p>0.00 </text:p>
          </table:table-cell>
          <table:table-cell table:style-name="ce86" table:formula="of:=SUM([.D15:.D17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Sales.ods'#$Mar14.$G$1]" office:value-type="float" office:value="0">
            <text:p>0.00 </text:p>
          </table:table-cell>
          <table:table-cell table:style-name="ce86" table:formula="of:=SUM([.F15:.F17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Mar14.$H$1]" office:value-type="float" office:value="0">
            <text:p>0.00 </text:p>
          </table:table-cell>
          <table:table-cell table:style-name="ce86" table:formula="of:=SUM([.H15:.H17])" office:value-type="float" office:value="0">
            <text:p>0.00 </text:p>
          </table:table-cell>
          <table:table-cell table:style-name="ce86" table:formula="of:=['file:///C:/Users/antony/diy/GB%20Accounts/GB%20Accounts%202013-14/GB%20Accounts%20Company%202014-03-31%20(Mar14)%20OpenOffice/Purchases.ods'#$Mar14.$G$1]" office:value-type="float" office:value="0">
            <text:p>0.00 </text:p>
          </table:table-cell>
          <table:table-cell table:style-name="ce86" table:formula="of:=SUM([.J15:.J17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Mar14.$G$4]&gt;0;['file:///C:/Users/antony/diy/GB%20Accounts/GB%20Accounts%202013-14/GB%20Accounts%20Company%202014-03-31%20(Mar14)%20OpenOffice/Sales.ods'#$Mar14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34]" office:value-type="date" office:date-value="2014-04-30">
            <text:p>Wednesday, April 30, 2014</text:p>
          </table:table-cell>
          <table:table-cell table:style-name="ce75" table:formula="of:=[.B19]" office:value-type="date" office:date-value="2014-05-31">
            <text:p>Saturday, May 31, 2014</text:p>
          </table:table-cell>
          <table:table-cell table:style-name="ce82" table:formula="of:=[S0414.$H$1]" office:value-type="float" office:value="0">
            <text:p>0.00 </text:p>
          </table:table-cell>
          <table:table-cell table:style-name="ce86" table:formula="of:=SUM([.D16:.D18])" office:value-type="float" office:value="0">
            <text:p>0.00 </text:p>
          </table:table-cell>
          <table:table-cell table:style-name="ce86" table:formula="of:=[S0414.$G$1]" office:value-type="float" office:value="0">
            <text:p>0.00 </text:p>
          </table:table-cell>
          <table:table-cell table:style-name="ce86" table:formula="of:=SUM([.F16:.F18])" office:value-type="float" office:value="0">
            <text:p>0.00 </text:p>
          </table:table-cell>
          <table:table-cell table:style-name="ce86" table:formula="of:=[P0414.$H$1]" office:value-type="float" office:value="0">
            <text:p>0.00 </text:p>
          </table:table-cell>
          <table:table-cell table:style-name="ce86" table:formula="of:=SUM([.H16:.H18])" office:value-type="float" office:value="0">
            <text:p>0.00 </text:p>
          </table:table-cell>
          <table:table-cell table:style-name="ce86" table:formula="of:=[P0414.$G$1]" office:value-type="float" office:value="0">
            <text:p>0.00 </text:p>
          </table:table-cell>
          <table:table-cell table:style-name="ce86" table:formula="of:=SUM([.J16:.J18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Mar14.$G$4]&gt;0;['file:///C:/Users/antony/diy/GB%20Accounts/GB%20Accounts%202013-14/GB%20Accounts%20Company%202014-03-31%20(Mar14)%20OpenOffice/Sales.ods'#$Mar14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1">
          <table:table-cell table:style-name="ce69"/>
          <table:table-cell table:style-name="ce75" table:formula="of:=['file:///C:/Users/antony/diy/GB%20Accounts/GB%20Accounts%202013-14/GB%20Accounts%20Company%202014-03-31%20(Mar14)%20OpenOffice/Financialaccounts.ods'#$Admin.$B$36]" office:value-type="date" office:date-value="2014-05-31">
            <text:p>Saturday, May 31, 2014</text:p>
          </table:table-cell>
          <table:table-cell table:style-name="ce78" table:formula="of:=['file:///C:/Users/antony/diy/GB%20Accounts/GB%20Accounts%202013-14/GB%20Accounts%20Company%202014-03-31%20(Mar14)%20OpenOffice/Financialaccounts.ods'#$Admin.$B$38]" office:value-type="date" office:date-value="2014-06-30">
            <text:p>Monday, June 30, 2014</text:p>
          </table:table-cell>
          <table:table-cell table:style-name="ce82" table:formula="of:=[S0514.$H$1]" office:value-type="float" office:value="0">
            <text:p>0.00 </text:p>
          </table:table-cell>
          <table:table-cell table:style-name="ce86" table:formula="of:=SUM([.D17:.D19])" office:value-type="float" office:value="0">
            <text:p>0.00 </text:p>
          </table:table-cell>
          <table:table-cell table:style-name="ce86" table:formula="of:=[S0514.$G$1]" office:value-type="float" office:value="0">
            <text:p>0.00 </text:p>
          </table:table-cell>
          <table:table-cell table:style-name="ce86" table:formula="of:=SUM([.F17:.F19])" office:value-type="float" office:value="0">
            <text:p>0.00 </text:p>
          </table:table-cell>
          <table:table-cell table:style-name="ce86" table:formula="of:=[P0514.$H$1]" office:value-type="float" office:value="0">
            <text:p>0.00 </text:p>
          </table:table-cell>
          <table:table-cell table:style-name="ce86" table:formula="of:=SUM([.H17:.H19])" office:value-type="float" office:value="0">
            <text:p>0.00 </text:p>
          </table:table-cell>
          <table:table-cell table:style-name="ce86" table:formula="of:=[P0514.$G$1]" office:value-type="float" office:value="0">
            <text:p>0.00 </text:p>
          </table:table-cell>
          <table:table-cell table:style-name="ce86" table:formula="of:=SUM([.J17:.J19])" office:value-type="float" office:value="0">
            <text:p>0.00 </text:p>
          </table:table-cell>
          <table:table-cell table:style-name="ce90"/>
          <table:table-cell table:style-name="ce94" table:formula="of:=IF(['file:///C:/Users/antony/diy/GB%20Accounts/GB%20Accounts%202013-14/GB%20Accounts%20Company%202014-03-31%20(Mar14)%20OpenOffice/Sales.ods'#$Mar14.$G$4]&gt;0;['file:///C:/Users/antony/diy/GB%20Accounts/GB%20Accounts%202013-14/GB%20Accounts%20Company%202014-03-31%20(Mar14)%20OpenOffice/Sales.ods'#$Mar14.$G$4];0)" office:value-type="float" office:value="0">
            <text:p>0</text:p>
          </table:table-cell>
          <table:table-cell table:style-name="ce99"/>
          <table:table-cell table:number-columns-repeated="1010"/>
        </table:table-row>
        <table:table-row table:style-name="ro1">
          <table:table-cell table:style-name="ce70"/>
          <table:table-cell table:style-name="ce76" table:number-columns-repeated="2"/>
          <table:table-cell table:style-name="ce83" table:number-columns-repeated="8"/>
          <table:table-cell table:style-name="ce91"/>
          <table:table-cell table:style-name="ce95"/>
          <table:table-cell table:style-name="ce100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13" table:style-name="ta7">
        <table:table-column table:style-name="co10" table:default-cell-style-name="ce104"/>
        <table:table-column table:style-name="co24" table:default-cell-style-name="ce106"/>
        <table:table-column table:style-name="co14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-14/GB%20Accounts%20Company%202014-03-31%20(Mar14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-14/GB%20Accounts%20Company%202014-03-31%20(Mar14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3" table:style-name="ta7">
        <table:table-column table:style-name="co10" table:default-cell-style-name="ce104"/>
        <table:table-column table:style-name="co24" table:default-cell-style-name="ce106"/>
        <table:table-column table:style-name="co28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-14/GB%20Accounts%20Company%202014-03-31%20(Mar14)%20OpenOffice/Sales.ods'#$Open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-14/GB%20Accounts%20Company%202014-03-31%20(Mar14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4" table:style-name="ta7">
        <table:table-column table:style-name="co10" table:default-cell-style-name="ce104"/>
        <table:table-column table:style-name="co24" table:default-cell-style-name="ce106"/>
        <table:table-column table:style-name="co29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-14/GB%20Accounts%20Company%202014-03-31%20(Mar14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-14/GB%20Accounts%20Company%202014-03-31%20(Mar14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4" table:style-name="ta7">
        <table:table-column table:style-name="co10" table:default-cell-style-name="ce104"/>
        <table:table-column table:style-name="co24" table:default-cell-style-name="ce106"/>
        <table:table-column table:style-name="co30" table:default-cell-style-name="ce109"/>
        <table:table-column table:style-name="co25" table:default-cell-style-name="ce109"/>
        <table:table-column table:style-name="co26" table:default-cell-style-name="ce113"/>
        <table:table-column table:style-name="co4" table:default-cell-style-name="ce117"/>
        <table:table-column table:style-name="co27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2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3" office:value-type="string" table:number-columns-spanned="1" table:number-rows-spanned="3">
            <text:p>Sales <text:s text:c="5"/>Date</text:p>
          </table:table-cell>
          <table:table-cell table:style-name="ce107" office:value-type="string" table:number-columns-spanned="1" table:number-rows-spanned="3">
            <text:p>Customer Name</text:p>
          </table:table-cell>
          <table:table-cell table:style-name="ce110" office:value-type="string" table:number-columns-spanned="1" table:number-rows-spanned="3">
            <text:p>Sales Invoice Number or reference</text:p>
          </table:table-cell>
          <table:table-cell table:style-name="ce110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7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-14/GB%20Accounts%20Company%202014-03-31%20(Mar14)%20OpenOffice/Sales.ods'#$ClosingDebtors.$G$2]" office:value-type="float" office:value="20">
            <text:p>20.00 </text:p>
          </table:table-cell>
          <table:table-cell table:style-name="ce107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7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-14/GB%20Accounts%20Company%202014-03-31%20(Mar14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/>
          <table:table-cell table:style-name="ce108"/>
          <table:table-cell table:style-name="ce111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3" table:style-name="ta7">
        <table:table-column table:style-name="co31" table:default-cell-style-name="ce126"/>
        <table:table-column table:style-name="co32" table:default-cell-style-name="ce128"/>
        <table:table-column table:style-name="co16" table:default-cell-style-name="ce132"/>
        <table:table-column table:style-name="co2" table:default-cell-style-name="ce137"/>
        <table:table-column table:style-name="co33" table:default-cell-style-name="ce129"/>
        <table:table-column table:style-name="co34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3-14/GB%20Accounts%20Company%202014-03-31%20(Mar14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3" table:style-name="ta7">
        <table:table-column table:style-name="co31" table:default-cell-style-name="ce126"/>
        <table:table-column table:style-name="co32" table:default-cell-style-name="ce128"/>
        <table:table-column table:style-name="co35" table:default-cell-style-name="ce132"/>
        <table:table-column table:style-name="co2" table:default-cell-style-name="ce137"/>
        <table:table-column table:style-name="co33" table:default-cell-style-name="ce129"/>
        <table:table-column table:style-name="co36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3-14/GB%20Accounts%20Company%202014-03-31%20(Mar14)%20OpenOffice/Purchases.ods'#$Open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4" table:style-name="ta7">
        <table:table-column table:style-name="co31" table:default-cell-style-name="ce126"/>
        <table:table-column table:style-name="co32" table:default-cell-style-name="ce128"/>
        <table:table-column table:style-name="co37" table:default-cell-style-name="ce132"/>
        <table:table-column table:style-name="co2" table:default-cell-style-name="ce137"/>
        <table:table-column table:style-name="co38" table:default-cell-style-name="ce129"/>
        <table:table-column table:style-name="co39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3-14/GB%20Accounts%20Company%202014-03-31%20(Mar14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4" table:style-name="ta7">
        <table:table-column table:style-name="co31" table:default-cell-style-name="ce126"/>
        <table:table-column table:style-name="co32" table:default-cell-style-name="ce128"/>
        <table:table-column table:style-name="co40" table:default-cell-style-name="ce132"/>
        <table:table-column table:style-name="co2" table:default-cell-style-name="ce137"/>
        <table:table-column table:style-name="co38" table:default-cell-style-name="ce129"/>
        <table:table-column table:style-name="co36" table:default-cell-style-name="ce142"/>
        <table:table-column table:style-name="co4" table:default-cell-style-name="ce142"/>
        <table:table-column table:style-name="co22" table:default-cell-style-name="ce142"/>
        <table:table-column table:style-name="co10" table:number-columns-repeated="1016" table:default-cell-style-name="ce128"/>
        <table:table-row table:style-name="ro6">
          <table:table-cell table:style-name="ce102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3" office:value-type="string" table:number-columns-spanned="1" table:number-rows-spanned="3">
            <text:p>Purchase Date</text:p>
          </table:table-cell>
          <table:table-cell table:style-name="ce107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4" office:value-type="string" table:number-columns-spanned="1" table:number-rows-spanned="3">
            <text:p>Purchase Invoice Number or Reference</text:p>
          </table:table-cell>
          <table:table-cell table:style-name="ce136" office:value-type="string" table:number-columns-spanned="1" table:number-rows-spanned="3">
            <text:p>Purchase Description</text:p>
          </table:table-cell>
          <table:table-cell table:style-name="ce140" table:number-columns-spanned="1" table:number-rows-spanned="3"/>
          <table:table-cell table:style-name="ce107" office:value-type="string" table:number-columns-spanned="1" table:number-rows-spanned="3">
            <text:p>Total Purchase Value incl Vat</text:p>
          </table:table-cell>
          <table:table-cell table:style-name="ce145" table:formula="of:=['file:///C:/Users/antony/diy/GB%20Accounts/GB%20Accounts%202013-14/GB%20Accounts%20Company%202014-03-31%20(Mar14)%20OpenOffice/Purchases.ods'#$ClosingCreditors.$G$2]" office:value-type="float" office:value="20">
            <text:p>20.0 </text:p>
          </table:table-cell>
          <table:table-cell table:style-name="ce107" office:value-type="string" table:number-columns-spanned="1" table:number-rows-spanned="3">
            <text:p>Purchases <text:s text:c="10"/>Net of Vat</text:p>
          </table:table-cell>
          <table:table-cell table:style-name="ce146" table:number-columns-repeated="1016"/>
        </table:table-row>
        <table:table-row table:style-name="ro7">
          <table:covered-table-cell table:number-columns-repeated="6"/>
          <table:table-cell table:style-name="ce107" office:value-type="string" table:number-columns-spanned="1" table:number-rows-spanned="2">
            <text:p>Vat Input</text:p>
          </table:table-cell>
          <table:covered-table-cell/>
          <table:table-cell table:style-name="ce147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29"/>
          <table:table-cell table:style-name="ce133"/>
          <table:table-cell table:style-name="ce129"/>
          <table:table-cell table:style-name="ce130"/>
          <table:table-cell table:style-name="ce143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8"/>
          <table:table-cell table:style-name="ce130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0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7"/>
          <table:table-cell table:style-name="ce131"/>
          <table:table-cell table:style-name="ce135"/>
          <table:table-cell table:style-name="ce139"/>
          <table:table-cell table:style-name="ce141"/>
          <table:table-cell table:style-name="ce144"/>
          <table:table-cell table:style-name="ce144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4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3-14/GB%20Accounts%20Company%202014-03-31%20(Mar14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5">
          <table:table-cell table:number-columns-repeated="2"/>
        </table:table-row>
        <table:table-row>
          <table:table-cell/>
          <table:table-cell table:style-name="ce1" office:value-type="float" office:value="41333">
            <text:p>413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94">
            <text:p>413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25">
            <text:p>414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55">
            <text:p>414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86">
            <text:p>414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517">
            <text:p>415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547">
            <text:p>415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578">
            <text:p>415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08">
            <text:p>416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39">
            <text:p>416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70">
            <text:p>4167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98">
            <text:p>416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729">
            <text:p>417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759">
            <text:p>417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790">
            <text:p>417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820">
            <text:p>41820</text:p>
          </table:table-cell>
        </table:table-row>
      </table:table>
      <table:table table:name="'file:///C:/Users/antony/diy/GB%20Accounts/GB%20Accounts%202013-14/GB%20Accounts%20Company%202014-03-31%20(Mar14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-14/GB%20Accounts%20Company%202014-03-31%20(Mar14)%20OpenOffice/Sales.ods'#Apr13" table:print="false" table:style-name="ta_extref">
        <table:table-source xlink:type="simple" xlink:href="../Sales.ods" table:table-name="Ap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May13" table:print="false" table:style-name="ta_extref">
        <table:table-source xlink:type="simple" xlink:href="../Sales.ods" table:table-name="May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Jun13" table:print="false" table:style-name="ta_extref">
        <table:table-source xlink:type="simple" xlink:href="../Sales.ods" table:table-name="Ju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Jul13" table:print="false" table:style-name="ta_extref">
        <table:table-source xlink:type="simple" xlink:href="../Sales.ods" table:table-name="Jul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Aug13" table:print="false" table:style-name="ta_extref">
        <table:table-source xlink:type="simple" xlink:href="../Sales.ods" table:table-name="Aug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Sep13" table:print="false" table:style-name="ta_extref">
        <table:table-source xlink:type="simple" xlink:href="../Sales.ods" table:table-name="Sep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Oct13" table:print="false" table:style-name="ta_extref">
        <table:table-source xlink:type="simple" xlink:href="../Sales.ods" table:table-name="Oct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Nov13" table:print="false" table:style-name="ta_extref">
        <table:table-source xlink:type="simple" xlink:href="../Sales.ods" table:table-name="Nov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Dec13" table:print="false" table:style-name="ta_extref">
        <table:table-source xlink:type="simple" xlink:href="../Sales.ods" table:table-name="Dec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Jan14" table:print="false" table:style-name="ta_extref">
        <table:table-source xlink:type="simple" xlink:href="../Sales.ods" table:table-name="Jan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Feb14" table:print="false" table:style-name="ta_extref">
        <table:table-source xlink:type="simple" xlink:href="../Sales.ods" table:table-name="Feb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Mar14" table:print="false" table:style-name="ta_extref">
        <table:table-source xlink:type="simple" xlink:href="../Sales.ods" table:table-name="Mar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-14/GB%20Accounts%20Company%202014-03-31%20(Mar14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  <table:table table:name="'file:///C:/Users/antony/diy/GB%20Accounts/GB%20Accounts%202013-14/GB%20Accounts%20Company%202014-03-31%20(Mar14)%20OpenOffice/Purchases.ods'#Apr13" table:print="false" table:style-name="ta_extref">
        <table:table-source xlink:type="simple" xlink:href="../Purchases.ods" table:table-name="Apr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May13" table:print="false" table:style-name="ta_extref">
        <table:table-source xlink:type="simple" xlink:href="../Purchases.ods" table:table-name="May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Jun13" table:print="false" table:style-name="ta_extref">
        <table:table-source xlink:type="simple" xlink:href="../Purchases.ods" table:table-name="Ju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Jul13" table:print="false" table:style-name="ta_extref">
        <table:table-source xlink:type="simple" xlink:href="../Purchases.ods" table:table-name="Jul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Aug13" table:print="false" table:style-name="ta_extref">
        <table:table-source xlink:type="simple" xlink:href="../Purchases.ods" table:table-name="Aug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Sep13" table:print="false" table:style-name="ta_extref">
        <table:table-source xlink:type="simple" xlink:href="../Purchases.ods" table:table-name="Sep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Oct13" table:print="false" table:style-name="ta_extref">
        <table:table-source xlink:type="simple" xlink:href="../Purchases.ods" table:table-name="Oct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Nov13" table:print="false" table:style-name="ta_extref">
        <table:table-source xlink:type="simple" xlink:href="../Purchases.ods" table:table-name="Nov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Dec13" table:print="false" table:style-name="ta_extref">
        <table:table-source xlink:type="simple" xlink:href="../Purchases.ods" table:table-name="Dec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Jan14" table:print="false" table:style-name="ta_extref">
        <table:table-source xlink:type="simple" xlink:href="../Purchases.ods" table:table-name="Jan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Feb14" table:print="false" table:style-name="ta_extref">
        <table:table-source xlink:type="simple" xlink:href="../Purchases.ods" table:table-name="Feb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Mar14" table:print="false" table:style-name="ta_extref">
        <table:table-source xlink:type="simple" xlink:href="../Purchases.ods" table:table-name="Mar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3-31%20(Mar14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0" number:min-integer-digits="2"/>
    </number:number-style>
    <number:currency-style style:name="N123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2/03/2013</text:date>, <text:time>23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3-03-02">02/03/2013</text:date> <text:s/><text:time>23:53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3-03-02">02/03/2013</text:date> <text:s/><text:time>23:53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3-03-02">02/03/2013</text:date> <text:s/><text:time>23:53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3-03-02">02/03/2013</text:date> <text:s/><text:time>23:53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3-03-02">02/03/2013</text:date> <text:s/><text:time>23:53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3-03-02">02/03/2013</text:date> <text:s/><text:time>23:53:06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at returns FMAN</dc:title>
    <meta:initial-creator>Terry Cartwright</meta:initial-creator>
    <meta:creation-date>2006-06-05T10:56:36Z</meta:creation-date>
    <dc:date>2013-03-02T23:53:06.87</dc:date>
    <meta:print-date>2007-02-10T23:38:25Z</meta:print-date>
    <meta:editing-duration>PT8M49S</meta:editing-duration>
    <meta:editing-cycles>1</meta:editing-cycles>
    <meta:document-statistic meta:table-count="14" meta:cell-count="5266" meta:object-count="0"/>
  </office:meta>
</office:document-meta>
</file>